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JEESH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JANA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table:formula="of:=SUM([.C3:.G3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USMITHA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formula="of:=SUM([.C4:.G4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UN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17"/>97 <text:s text:c="15"/>99 <text:s text:c="17"/>9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UM([.C5:.G5]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FI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SUM([.C6:.G6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OMAS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SUM([.C7:.G7])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formula="of:=SUM([.C8:.G8])" office:value-type="float" office:value="478" calcext:value-type="float">
            <text:p>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4:23.633445888</meta:creation-date>
    <dc:date>2020-02-17T20:04:33.601891104</dc:date>
    <meta:editing-duration>PT9M49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